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atc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Watch</text:h>
                    <text:list>
                        <text:list-item>
                            <text:h text:style-name="Heading_20_2" text:outline-level="2">Description</text:h>
                        </text:list-item>
                    </text:list>
                </text:list-item>
            </text:list>

            <text:p text:style-name="Standard"><text:span>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span></text:p><text:p text:style-name="Standard"/>

            
                <text:list xml:id="list_Watch2" text:continue-numbering="true" text:continue-list="list_Watc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atch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atch6" text:continue-numbering="true" text:continue-list="list_Watch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atch7" text:continue-numbering="true" text:continue-list="list_Watch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Watch8" text:continue-numbering="true" text:continue-list="list_Watch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Watch9" text:continue-numbering="true" text:continue-list="list_Watch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atch10" text:continue-numbering="true" text:continue-list="list_Watch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Watch3" text:continue-numbering="true" text:continue-list="list_Watch2" text:style-name="Outline">
                    <text:list-item>
                        <text:list>
                            <text:list-item>
                                <text:h text:style-name="Heading_20_2" text:outline-level="2">Inputs</text:h>
                            </text:list-item>
                        </text:list>
                    </text:list-item>
                </text:list>

                
                            <text:list xml:id="list_Watch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Watch4" text:continue-numbering="true" text:continue-list="list_Watch3" text:style-name="Outline">
                    <text:list-item>
                        <text:list>
                            <text:list-item>
                                <text:h text:style-name="Heading_20_2" text:outline-level="2">Outputs</text:h>
                            </text:list-item>
                        </text:list>
                    </text:list-item>
                </text:list>

                
                            <text:list xml:id="list_Watch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Watch13"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text:span>Output through which the value of the evolved expression is passed once at the start and later only if there was some change in the resul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